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draw:fill="none" draw:stroke="solid" svg:stroke-width="0.02083in" svg:stroke-color="#000000" draw:marker-end="a923" svg:stroke-opacity="100%" draw:stroke-linejoin="miter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solid" svg:stroke-width="0.02083in" svg:stroke-color="#000000" draw:marker-end="a929" svg:stroke-opacity="100%" draw:stroke-linejoin="miter" svg:stroke-linecap="but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82">
      <style:drawing-page-properties draw:fill="bitmap" draw:fill-image-name="a9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bitmap" draw:fill-image-name="a10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draw:fill="none" draw:stroke="solid" svg:stroke-width="0.02083in" svg:stroke-color="#000000" draw:marker-end="a947" svg:stroke-opacity="100%" draw:stroke-linejoin="miter" svg:stroke-linecap="but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none" draw:stroke="solid" svg:stroke-width="0.02083in" svg:stroke-color="#000000" draw:marker-end="a961" svg:stroke-opacity="100%" draw:stroke-linejoin="miter" svg:stroke-linecap="butt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8">
      <style:graphic-properties draw:fill="none" draw:stroke="solid" svg:stroke-width="0.02083in" svg:stroke-color="#000000" draw:marker-end="a917" svg:stroke-opacity="100%" draw:stroke-linejoin="miter" svg:stroke-linecap="but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bitmap" draw:fill-image-name="a9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bitmap" draw:fill-image-name="a1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Previously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OS is about abstractions</text:span><text:span text:style-name="a880" text:class-names=""/></text:p>
          </draw:text-box>
          <svg:title/>
          <svg:desc/>
        </draw:frame>
        <draw:frame draw:id="id87" presentation:style-name="a898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re is four main abstractions that are core to an OS: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Threads – CPU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Virtual Memory – Memory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Files – Disk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Process – Encapsulate everything</text:span></text:p>
                  </text:list-item>
                </text:list>
              </text:list-item>
            </text:list>
          </draw:text-box>
          <svg:title/>
          <svg:desc/>
        </draw:frame>
        <draw:custom-shape svg:x="0.74193in" svg:y="2.8125in" svg:width="7.71094in" svg:height="2.00781in" draw:id="id88" draw:style-name="a901" draw:name="Rectangle 5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318in" svg:y="3.35937in" svg:width="5.35156in" svg:height="0.71094in" draw:id="id89" draw:style-name="a904" draw:name="Rectangle 6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599in" svg:y="3.35937in" svg:width="0.4375in" svg:height="0.71094in" draw:id="id90" draw:style-name="a907" draw:name="Rectangle 7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662in" svg:y="3.35937in" svg:width="1.35156in" svg:height="0.71094in" draw:id="id91" draw:style-name="a910" draw:name="Rectangle 8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3099in" svg:y="3.35937in" svg:width="0.32031in" svg:height="0.71094in" draw:id="id92" draw:style-name="a913" draw:name="Rectangle 9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428in" svg:y="3.35937in" svg:width="0.32031in" svg:height="0.71094in" draw:id="id93" draw:style-name="a916" draw:name="Rectangle 10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9818in" svg:y1="3.17851in" svg:x2="2.26537in" svg:y2="3.17851in" draw:id="id94" draw:style-name="a918" draw:name="Straight Arrow Connector 13">
          <svg:title/>
          <svg:desc/>
        </draw:connector>
        <draw:frame draw:id="id95" draw:style-name="a922" draw:name="TextBox 14" svg:x="1.27318in" svg:y="2.77461in" svg:width="0.92267in" svg:height="0.40391in">
          <draw:text-box>
            <text:p text:style-name="a921" text:class-names="" text:cond-style-name=""><text:span text:style-name="a919" text:class-names="">Thread</text:span><text:span text:style-name="a920" text:class-names=""/></text:p>
          </draw:text-box>
          <svg:title/>
          <svg:desc/>
        </draw:frame>
        <draw:connector draw:type="line" svg:x1="2.39037in" svg:y1="3.17851in" svg:x2="3.25756in" svg:y2="3.17851in" draw:id="id96" draw:style-name="a924" draw:name="Straight Arrow Connector 16">
          <svg:title/>
          <svg:desc/>
        </draw:connector>
        <draw:frame draw:id="id97" draw:style-name="a928" draw:name="TextBox 17" svg:x="2.26537in" svg:y="2.77461in" svg:width="0.92267in" svg:height="0.40391in">
          <draw:text-box>
            <text:p text:style-name="a927" text:class-names="" text:cond-style-name=""><text:span text:style-name="a925" text:class-names="">Thread</text:span><text:span text:style-name="a926" text:class-names=""/></text:p>
          </draw:text-box>
          <svg:title/>
          <svg:desc/>
        </draw:frame>
        <draw:connector draw:type="line" svg:x1="3.38256in" svg:y1="3.18086in" svg:x2="4.24974in" svg:y2="3.18086in" draw:id="id98" draw:style-name="a930" draw:name="Straight Arrow Connector 18">
          <svg:title/>
          <svg:desc/>
        </draw:connector>
        <draw:frame draw:id="id99" draw:style-name="a934" draw:name="TextBox 19" svg:x="3.25756in" svg:y="2.77695in" svg:width="0.92267in" svg:height="0.40391in">
          <draw:text-box>
            <text:p text:style-name="a933" text:class-names="" text:cond-style-name=""><text:span text:style-name="a931" text:class-names="">Thread</text:span><text:span text:style-name="a932" text:class-names=""/></text:p>
          </draw:text-box>
          <svg:title/>
          <svg:desc/>
        </draw:frame>
        <draw:frame draw:id="id100" draw:style-name="a938" draw:name="TextBox 20" svg:x="1.26138in" svg:y="3.35703in" svg:width="1.66422in" svg:height="0.40391in">
          <draw:text-box>
            <text:p text:style-name="a937" text:class-names="" text:cond-style-name=""><text:span text:style-name="a935" text:class-names="">Address space</text:span><text:span text:style-name="a936" text:class-names=""/></text:p>
          </draw:text-box>
          <svg:title/>
          <svg:desc/>
        </draw:frame>
        <draw:custom-shape svg:x="1.65599in" svg:y="4.12929in" svg:width="1.71875in" svg:height="0.59375in" draw:id="id101" draw:style-name="a946" draw:name="Rectangle 21">
          <svg:title/>
          <svg:desc/>
          <text:p text:style-name="a940" text:class-names="" text:cond-style-name=""><text:span text:style-name="a939" text:class-names="">File handle</text:span></text:p>
          <text:p text:style-name="a942" text:class-names="" text:cond-style-name=""><text:span text:style-name="a941" text:class-names="">Mode = RW</text:span></text:p>
          <text:p text:style-name="a945" text:class-names="" text:cond-style-name=""><text:span text:style-name="a943" text:class-names="">Offset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44115in" svg:y1="4.72304in" svg:x2="2.80443in" svg:y2="5.05898in" draw:id="id102" draw:style-name="a948" draw:name="Connector: Elbow 22">
          <svg:title/>
          <svg:desc/>
        </draw:connector>
        <draw:custom-shape svg:x="2.80443in" svg:y="4.89101in" svg:width="1.39062in" svg:height="0.59375in" draw:id="id103" draw:style-name="a952" draw:name="Rectangle: Single Corner Snipped 23">
          <svg:title/>
          <svg:desc/>
          <text:p text:style-name="a951" text:class-names="" text:cond-style-name=""><text:span text:style-name="a949" text:class-names="">/tmp/note.txt</text:span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91027in" svg:y="4.12929in" svg:width="1.71875in" svg:height="0.59375in" draw:id="id104" draw:style-name="a960" draw:name="Rectangle 24">
          <svg:title/>
          <svg:desc/>
          <text:p text:style-name="a954" text:class-names="" text:cond-style-name=""><text:span text:style-name="a953" text:class-names="">File handle</text:span></text:p>
          <text:p text:style-name="a956" text:class-names="" text:cond-style-name=""><text:span text:style-name="a955" text:class-names="">Mode = R</text:span></text:p>
          <text:p text:style-name="a959" text:class-names="" text:cond-style-name=""><text:span text:style-name="a957" text:class-names="">Offset</text:span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69543in" svg:y1="4.72304in" svg:x2="5.05871in" svg:y2="5.05898in" draw:id="id105" draw:style-name="a962" draw:name="Connector: Elbow 25">
          <svg:title/>
          <svg:desc/>
        </draw:connector>
        <draw:custom-shape svg:x="5.05871in" svg:y="4.89101in" svg:width="1.39062in" svg:height="0.59375in" draw:id="id106" draw:style-name="a966" draw:name="Rectangle: Single Corner Snipped 26">
          <svg:title/>
          <svg:desc/>
          <text:p text:style-name="a965" text:class-names="" text:cond-style-name=""><text:span text:style-name="a963" text:class-names="">/home/bob/conf.ini</text:span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page>
      <draw:page draw:name="Slide107" draw:style-name="a968" draw:master-page-name="Master1-Layout2-obj-Title-and-Content" presentation:presentation-page-layout-name="Master1-PPL2" draw:id="Slide-362">
        <draw:frame draw:id="id107" presentation:style-name="a972" draw:name="Title 1" svg:x="0.40551in" svg:y="0.29948in" svg:width="9.18898in" svg:height="1.08724in" presentation:class="title" presentation:placeholder="false">
          <draw:text-box>
            <text:p text:style-name="a971" text:class-names="" text:cond-style-name=""><text:span text:style-name="a969" text:class-names="">Schedule</text:span><text:span text:style-name="a970" text:class-names=""/></text:p>
          </draw:text-box>
          <svg:title/>
          <svg:desc/>
        </draw:frame>
        <draw:frame draw:id="id108" presentation:style-name="a980" draw:name="Content Placeholder 2" svg:x="0.40551in" svg:y="1.4974in" svg:width="9.18898in" svg:height="3.15885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Week 6 – Process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Week 7 – Threads and in particular scheduling</text:span><text:span text:style-name="a977" text:class-names=""/></text:p>
              </text:list-item>
            </text:list>
          </draw:text-box>
          <svg:title/>
          <svg:desc/>
        </draw:frame>
      </draw:page>
      <draw:page draw:name="Slide108" draw:style-name="a982" draw:master-page-name="Master1-Layout2-obj-Title-and-Content" presentation:presentation-page-layout-name="Master1-PPL2" draw:id="Slide-363">
        <draw:frame draw:id="id109" presentation:style-name="a986" draw:name="Title 1" svg:x="0.40551in" svg:y="0.29948in" svg:width="9.18898in" svg:height="1.08724in" presentation:class="title" presentation:placeholder="false">
          <draw:text-box>
            <text:p text:style-name="a985" text:class-names="" text:cond-style-name=""><text:span text:style-name="a983" text:class-names="">Schedule</text:span><text:span text:style-name="a984" text:class-names=""/></text:p>
          </draw:text-box>
          <svg:title/>
          <svg:desc/>
        </draw:frame>
        <draw:frame draw:id="id110" presentation:style-name="a1000" draw:name="Content Placeholder 2" svg:x="0.40551in" svg:y="1.4974in" svg:width="9.18898in" svg:height="3.15885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Week 6 – Process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Week 7 – Threads and in particular scheduling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Week 8 – Virtual address space</text:span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Week 9 – File Systems</text:span><text:span text:style-name="a997" text:class-names=""/></text:p>
              </text:list-item>
            </text:list>
          </draw:text-box>
          <svg:title/>
          <svg:desc/>
        </draw:frame>
      </draw:page>
      <draw:page draw:name="Slide109" draw:style-name="a1002" draw:master-page-name="Master1-Layout2-obj-Title-and-Content" presentation:presentation-page-layout-name="Master1-PPL2" draw:id="Slide-364">
        <draw:frame draw:id="id111" presentation:style-name="a1006" draw:name="Title 1" svg:x="0.40551in" svg:y="0.29948in" svg:width="9.18898in" svg:height="1.08724in" presentation:class="title" presentation:placeholder="false">
          <draw:text-box>
            <text:p text:style-name="a1005" text:class-names="" text:cond-style-name=""><text:span text:style-name="a1003" text:class-names="">Schedule</text:span><text:span text:style-name="a1004" text:class-names=""/></text:p>
          </draw:text-box>
          <svg:title/>
          <svg:desc/>
        </draw:frame>
        <draw:frame draw:id="id112" presentation:style-name="a1026" draw:name="Content Placeholder 2" svg:x="0.40551in" svg:y="1.4974in" svg:width="9.18898in" svg:height="3.15885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Week 6 – Process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Week 7 – Threads and in particular scheduling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Week 8 – Virtual address space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Week 9 – File Systems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Keep in mind this is an introduction course, there is a lot more complexity in practice than what we have time to see.</text:span><text:span text:style-name="a1023" text:class-names=""/></text:p>
              </text:list-item>
            </text:list>
          </draw:text-box>
          <svg:title/>
          <svg:desc/>
        </draw:frame>
      </draw:page>
      <draw:page draw:name="Slide104" draw:style-name="a1028" draw:master-page-name="Master1-Layout5-cust-Title-Slide-Colour-and-Image" presentation:presentation-page-layout-name="Master1-PPL5" draw:id="Slide-359">
        <draw:frame draw:id="id113" presentation:style-name="a1032" draw:name="Title 6" svg:x="0.40551in" svg:y="1.74803in" svg:width="5.75197in" svg:height="1.20472in" presentation:class="title" presentation:placeholder="false">
          <draw:text-box>
            <text:p text:style-name="a1031" text:class-names="" text:cond-style-name=""><text:span text:style-name="a1029" text:class-names="">Thank you</text:span><text:span text:style-name="a103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.jpeg" xlink:show="embed" xlink:actuate="onLoad"/>
    <draw:fill-image draw:name="a63" xlink:href="media/image2.jpeg" xlink:show="embed" xlink:actuate="onLoad"/>
    <draw:fill-image draw:name="a1001" xlink:href="media/image1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967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981" xlink:href="media/image1.jpeg" xlink:show="embed" xlink:actuate="onLoad"/>
    <draw:fill-image draw:name="a343" xlink:href="media/image5.jpeg" xlink:show="embed" xlink:actuate="onLoad"/>
    <draw:fill-image draw:name="a1027" xlink:href="media/image5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marker draw:name="a961" svg:viewBox="0 0 20 30" svg:d="m10 0-10 30h20z"/>
    <draw:marker draw:name="a917" svg:viewBox="0 0 20 30" svg:d="m10 0-10 30h20z"/>
    <draw:marker draw:name="a929" svg:viewBox="0 0 20 30" svg:d="m10 0-10 30h20z"/>
    <draw:marker draw:name="a923" svg:viewBox="0 0 20 30" svg:d="m10 0-10 30h20z"/>
    <draw:marker draw:name="a947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2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2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2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2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2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2T09:38:33Z</dc:date>
    <meta:template xlink:href="password1" xlink:type="simple"/>
    <meta:editing-cycles>27</meta:editing-cycles>
    <meta:editing-duration>PT42187S</meta:editing-duration>
    <meta:document-statistic meta:paragraph-count="37" meta:word-count="161"/>
  </office:meta>
</office:document-meta>
</file>